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94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8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92cm" style:rel-column-width="10664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4.205cm" style:rel-column-width="14503*"/>
    </style:style>
    <style:style style:name="Tabella1.D" style:family="table-column">
      <style:table-column-properties style:column-width="3.096cm" style:rel-column-width="10677*"/>
    </style:style>
    <style:style style:name="Tabella1.E" style:family="table-column">
      <style:table-column-properties style:column-width="1.508cm" style:rel-column-width="5201*"/>
    </style:style>
    <style:style style:name="Tabella1.F" style:family="table-column">
      <style:table-column-properties style:column-width="0.907cm" style:rel-column-width="3130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318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0.05pt solid #000000" fo:border-bottom="none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b0516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Header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aa753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c0a4de" officeooo:paragraph-rsid="01c0a4d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cd262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ext_20_body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ccc0f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ext_20_body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10pt" fo:font-style="normal" style:text-underline-style="none" fo:font-weight="bold" officeooo:rsid="006fb9aa" officeooo:paragraph-rsid="01cebba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9ef97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c897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ext_20_body">
      <style:text-properties style:font-name="Ubuntu Light" fo:font-size="6pt" style:font-size-asian="5.25pt" style:font-size-complex="6pt"/>
    </style:style>
    <style:style style:name="P40" style:family="paragraph" style:parent-style-name="Text_20_body">
      <style:paragraph-properties fo:text-align="start" style:justify-single-word="false"/>
      <style:text-properties style:font-name="Arial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8pt" officeooo:paragraph-rsid="01ccadb7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3" style:family="paragraph" style:parent-style-name="Table_20_Contents">
      <style:paragraph-properties fo:text-align="start" style:justify-single-word="false"/>
      <style:text-properties style:font-name="Arial"/>
    </style:style>
    <style:style style:name="P44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6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47" style:family="paragraph" style:parent-style-name="Table_20_Contents">
      <style:paragraph-properties fo:text-align="start" style:justify-single-word="false"/>
      <style:text-properties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9" style:family="paragraph" style:parent-style-name="Table_20_Contents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ef9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c74b8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d3c30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d3cbf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d3cbf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8pt" officeooo:paragraph-rsid="01d3cbf0" style:font-size-asian="8pt" style:font-size-complex="8pt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Ubuntu Light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style:font-name="Arial2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4" style:family="text">
      <style:text-properties fo:color="#000000" style:text-underline-style="none"/>
    </style:style>
    <style:style style:name="T5" style:family="text">
      <style:text-properties officeooo:rsid="006fb9aa"/>
    </style:style>
    <style:style style:name="T6" style:family="text">
      <style:text-properties officeooo:rsid="00738a85"/>
    </style:style>
    <style:style style:name="T7" style:family="text">
      <style:text-properties officeooo:rsid="009ed5f6"/>
    </style:style>
    <style:style style:name="T8" style:family="text">
      <style:text-properties officeooo:rsid="0197c623"/>
    </style:style>
    <style:style style:name="T9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T10" style:family="text">
      <style:text-properties officeooo:rsid="01c0a4de"/>
    </style:style>
    <style:style style:name="T11" style:family="text">
      <style:text-properties style:font-name="Arial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3">RIF. ORDINE CLIENTE</text:p>
          </table:table-cell>
          <table:table-cell table:style-name="Tabella3.B1" office:value-type="string">
            <text:p text:style-name="P4">DOCUMENTO / DOCUMENT</text:p>
          </table:table-cell>
          <table:table-cell table:style-name="Tabella3.C1" table:number-rows-spanned="3" table:number-columns-spanned="2" office:value-type="string">
            <text:p text:style-name="P26"><text:span text:style-name="T5">SPETT.LE</text:span> / MESSRS</text:p>
            <text:p text:style-name="P40"><text:placeholder text:placeholder-type="text">&lt;o.partner_id.name&gt;</text:placeholder></text:p>
            <text:p text:style-name="P4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3"><text:placeholder text:placeholder-type="text">&lt;o.partner_ref&gt;</text:placeholder></text:p>
          </table:table-cell>
          <table:table-cell table:style-name="Tabella3.B5" office:value-type="string">
            <text:p text:style-name="P16">ORDINE DI <text:span text:style-name="T10">S</text:span>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3">CONSEGNA (SALVO IMPREVISTI) / EXPECTED DELIVERY DATE</text:p>
          </table:table-cell>
          <table:table-cell table:style-name="Tabella3.B5" office:value-type="string">
            <text:p text:style-name="P5">NUMERO / NUMBER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2"><text:placeholder text:placeholder-type="text">&lt;formatLang(o.minimum_planned_date, date=True) if o.minimum_planned_date else ""&gt;</text:placeholder></text:p>
          </table:table-cell>
          <table:table-cell table:style-name="Tabella3.B5" office:value-type="string">
            <text:p text:style-name="P38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7"><text:span text:style-name="T4"><text:placeholder text:placeholder-type="text">&lt;o.partner_id.zip&gt;</text:placeholder></text:span><text:span text:style-name="T4"> </text:span><text:span text:style-name="T4"><text:placeholder text:placeholder-type="text">&lt;o.partner_id.city&gt;</text:placeholder></text:span></text:p>
          </table:table-cell>
          <table:table-cell table:style-name="Tabella3.D4" office:value-type="string">
            <text:p text:style-name="P2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1">NOTE</text:p>
          </table:table-cell>
          <table:table-cell table:style-name="Tabella3.B5" office:value-type="string">
            <text:p text:style-name="P5">DATA / DATE</text:p>
          </table:table-cell>
          <table:table-cell table:style-name="Tabella3.C5" table:number-rows-spanned="2" table:number-columns-spanned="2" office:value-type="string">
            <text:p text:style-name="P36">DESTINATARIO / <text:span text:style-name="T7">CONSIGNEE</text:span></text:p>
            <text:p text:style-name="P43"><text:placeholder text:placeholder-type="text">&lt;o.destination_partner_id.name&gt;</text:placeholder></text:p>
            <text:p text:style-name="P43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4"><text:placeholder text:placeholder-type="text">&lt;o.delivery_note or ''&gt;</text:placeholder></text:p>
          </table:table-cell>
          <table:table-cell table:style-name="Tabella3.B7" table:number-rows-spanned="2" office:value-type="string">
            <text:p text:style-name="P13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5"><text:placeholder text:placeholder-type="text">&lt;o.destination_partner_id.state_id.code&gt;</text:placeholder></text:p>
          </table:table-cell>
        </table:table-row>
      </table:table>
      <text:p text:style-name="P39"/>
      <text:p text:style-name="P54"><text:tab/>Rif. Int.: <text:span text:style-name="T11"><text:placeholder text:placeholder-type="text">&lt;get_datetime_now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29">COD<text:span text:style-name="T6">ICE</text:span> ART<text:span text:style-name="T6">ICOLO</text:span></text:p>
            </table:table-cell>
            <table:table-cell table:style-name="Tabella1.A1" office:value-type="string">
              <text:p text:style-name="P50">DESCRIZIONE ARTICOLO</text:p>
            </table:table-cell>
            <table:table-cell table:style-name="Tabella1.C1" office:value-type="string">
              <text:p text:style-name="P30">COLORE </text:p>
            </table:table-cell>
            <table:table-cell table:style-name="Tabella1.A1" office:value-type="string">
              <text:p text:style-name="P31">N.RO COLLO</text:p>
            </table:table-cell>
            <table:table-cell table:style-name="Tabella1.A1" office:value-type="string">
              <text:p text:style-name="P29">Q<text:span text:style-name="T8">UANTITA'</text:span></text:p>
            </table:table-cell>
            <table:table-cell table:style-name="Tabella1.F1" office:value-type="string">
              <text:p text:style-name="P32">UM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51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3"/>
          </table:table-cell>
          <table:table-cell table:style-name="Tabella1.B3" table:number-columns-spanned="2" office:value-type="string">
            <text:p text:style-name="P17"><text:placeholder text:placeholder-type="text">&lt;o.text_note_pre&gt;</text:placeholder></text:p>
          </table:table-cell>
          <table:covered-table-cell/>
          <table:table-cell table:style-name="Tabella1.D3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ella1.2">
          <table:table-cell table:style-name="Tabella1.A4" table:number-columns-spanned="6" office:value-type="string">
            <text:p text:style-name="P5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6" office:value-type="string">
            <text:p text:style-name="P28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34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41"><text:span text:style-name="T2"><text:placeholder text:placeholder-type="text">&lt;"%s\n" % l.text_note_pre if l.text_note_pre else  ''&gt;</text:placeholder></text:span><text:placeholder text:placeholder-type="text">&lt;l.product_id.name or ''&gt;</text:placeholder><text:span text:style-name="T2"><text:placeholder text:placeholder-type="text">&lt;"%s\n" % l.text_note_post if l.text_note_post else ''&gt;</text:placeholder></text:span></text:p>
          </table:table-cell>
          <table:covered-table-cell/>
          <table:table-cell table:style-name="Tabella1.D7" table:number-rows-spanned="2" office:value-type="string">
            <text:p text:style-name="P37"><text:placeholder text:placeholder-type="text">&lt;get_parcels(l.product_id, l.product_qty) &gt;</text:placeholder></text:p>
          </table:table-cell>
          <table:table-cell table:style-name="Tabella1.E7" table:number-rows-spanned="2" office:value-type="string">
            <text:p text:style-name="P53"><text:placeholder text:placeholder-type="text">&lt;l.product_qty&gt;</text:placeholder></text:p>
          </table:table-cell>
          <table:table-cell table:style-name="Tabella1.F7" table:number-rows-spanned="2" office:value-type="string">
            <text:p text:style-name="P52"><text:placeholder text:placeholder-type="text">&lt;l.product_uom.name&gt;</text:placeholder></text:p>
          </table:table-cell>
        </table:table-row>
        <table:table-row table:style-name="Tabella1.6">
          <table:covered-table-cell/>
          <table:table-cell table:style-name="Tabella1.B7" table:number-columns-spanned="2" office:value-type="string">
            <text:p text:style-name="P58"><text:placeholder text:placeholder-type="text">&lt;l.product_id.colour or ''&gt;</text:placeholder><text:span text:style-name="T9"><text:placeholder text:placeholder-type="text">&lt;('\n%s' % get_partic(l)) if o.partner_id.use_partic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6" office:value-type="string">
            <text:p text:style-name="P3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2"><text:placeholder text:placeholder-type="text">&lt;"Tel. %s" %(o.partner_id.phone if o.partner_id.phone else '/')&gt;</text:placeholder></text:p>
          </table:table-cell>
          <table:table-cell table:style-name="Tabella4.B1" office:value-type="string">
            <text:p text:style-name="P48">TASSATIVO: COMPILARE</text:p>
          </table:table-cell>
        </table:table-row>
      </table:table>
      <text:p text:style-name="P14"/>
      <text:p text:style-name="P12"/>
      <text:p text:style-name="P12"/>
      <text:p text:style-name="P12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>VOLUME</text:p>
            <text:p text:style-name="P49"/>
          </table:table-cell>
          <table:table-cell table:style-name="Tabella2.A1" office:value-type="string">
            <text:p text:style-name="P46">VOL + 10%</text:p>
            <text:p text:style-name="P47"/>
          </table:table-cell>
          <table:table-cell table:style-name="Tabella2.C1" table:number-rows-spanned="3" office:value-type="string">
            <text:p text:style-name="P45"/>
          </table:table-cell>
          <table:table-cell table:style-name="Tabella2.D1" table:number-rows-spanned="2" office:value-type="string">
            <text:p text:style-name="P44">FIRMA DI CONTROLLO</text:p>
          </table:table-cell>
          <table:table-cell table:style-name="Tabella2.E1" office:value-type="string">
            <text:p text:style-name="P44">BANCALI</text:p>
          </table:table-cell>
        </table:table-row>
        <table:table-row table:style-name="Tabella2.1">
          <table:table-cell table:style-name="Tabella2.A2" office:value-type="string">
            <text:p text:style-name="P46">TOTALI COLLI</text:p>
            <text:p text:style-name="P20"><text:placeholder text:placeholder-type="text">&lt;o.parcels&gt;</text:placeholder></text:p>
          </table:table-cell>
          <table:table-cell table:style-name="Tabella2.A2" office:value-type="string">
            <text:p text:style-name="P46">PORTO</text:p>
            <text:p text:style-name="P18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4">COLLI REALI</text:p>
            <text:p text:style-name="P44"/>
          </table:table-cell>
        </table:table-row>
        <table:table-row table:style-name="Tabella2.3">
          <table:table-cell table:style-name="Tabella2.A2" office:value-type="string">
            <text:p text:style-name="P46">LUNGHEZZA</text:p>
            <text:p text:style-name="P19"/>
          </table:table-cell>
          <table:table-cell table:style-name="Tabella2.A2" office:value-type="string">
            <text:p text:style-name="P46">PESO</text:p>
            <text:p text:style-name="P47"/>
          </table:table-cell>
          <table:covered-table-cell/>
          <table:table-cell table:style-name="Tabella2.D3" office:value-type="string">
            <text:p text:style-name="P44">DATA DI SPEDIZIONE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10-25T11:41:32.396534878</dc:date>
    <meta:editing-duration>P6DT19H59M58S</meta:editing-duration>
    <meta:editing-cycles>973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57" meta:word-count="165" meta:character-count="1556" meta:non-whitespace-character-count="1449"/>
    <meta:user-defined meta:name="Info 1"/>
    <meta:user-defined meta:name="Info 2"/>
    <meta:user-defined meta:name="Info 3"/>
    <meta:user-defined meta:name="Info 4"/>
  </office:meta>
</office:document-meta>
</file>